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13564f"/>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rrelation and Inter-market Analysis of Bitcoin, Ethereum, and Cardano on Binance</text:h>
      <text:p text:style-name="Text_20_body"><text:span text:style-name="Strong_20_Emphasis">Introduction:</text:span><text:line-break/>The cryptocurrency market is characterized by extreme volatility and rapid price fluctuations, making it challenging to develop robust trading strategies. In this project, I investigate the interrelationships among three major cryptocurrencies—Bitcoin (BTC/USDT), Ethereum (ETH/USDT), and Cardano (ADA/USDT)—using two years of 1-minute OHLCV data extracted from Binance. The goal is to determine whether statistically significant correlations exist among these assets and whether these relationships can be leveraged to optimize trading strategies.</text:p>
      <text:p text:style-name="Text_20_body"><text:span text:style-name="Strong_20_Emphasis">Problem Statement and Hypothesis:</text:span><text:line-break/>The volatile nature of the cryptocurrency market necessitates a deeper understanding of how major assets interact. Specifically, the research question is:<text:line-break/><text:span text:style-name="Emphasis">"What is the nature of the relationship between Bitcoin, Ethereum, and Cardano on Binance, and can these correlations be leveraged to optimize trading strategies?"</text:span></text:p>
      <text:list text:style-name="L1">
        <text:list-item>
          <text:p text:style-name="P2"><text:span text:style-name="Strong_20_Emphasis">Null Hypothesis (H₀):</text:span> No statistically significant correlation exists among these assets.</text:p>
        </text:list-item>
        <text:list-item>
          <text:p text:style-name="P2"><text:span text:style-name="Strong_20_Emphasis">Alternate Hypothesis (H₁):</text:span> Statistically significant correlations exist, with evidence suggesting that movements in one asset may predict those of another.</text:p>
        </text:list-item>
      </text:list>
      <text:p text:style-name="Text_20_body"><text:span text:style-name="Strong_20_Emphasis">Data-Analysis Process:</text:span><text:line-break/>Data was collected from the Binance API using a custom Python client based on the ccxt library. The dataset comprises 1-minute OHLCV data for BTC/USDT, ETH/USDT, and ADA/USDT over a two-year period, ending at yesterday’s midnight. The extraction was performed in a round-robin manner with incremental saving into CSV files to mitigate API rate limits and ensure data continuity.</text:p>
      <text:p text:style-name="Text_20_body">Post-extraction, the raw CSV data underwent extensive cleaning:</text:p>
      <text:list text:style-name="L2">
        <text:list-item>
          <text:p text:style-name="P3">Timestamps were converted to datetime format and set as the DataFrame index.</text:p>
        </text:list-item>
        <text:list-item>
          <text:p text:style-name="P3">The data was reindexed to create a complete 1-minute interval series, which revealed that approximately 40% of the expected rows were missing.</text:p>
        </text:list-item>
        <text:list-item>
          <text:p text:style-name="P3">Rows that were entirely empty were dropped, ensuring that the analysis focused solely on actual trading data.</text:p>
        </text:list-item>
      </text:list>
      <text:p text:style-name="Text_20_body">Additional processing computed the percentage change in closing prices (pct_change) and classified these changes into “up,” “down,” or “flat” movements. The analytical techniques employed included time series analysis (line plots of closing prices and percentage changes), correlation analysis (merging data to generate a correlation matrix—where BTC and ETH exhibited a correlation of approximately 0.84, and ADA showed moderate correlations with both), and rolling volatility analysis using a 60-minute window. Advanced technical analysis visualizations were created using mplfinance, including candlestick charts with Bollinger Bands, Renko charts, and RSI subplots.</text:p>
      <text:p text:style-name="Text_20_body"><text:span text:style-name="Strong_20_Emphasis"/></text:p>
      <text:p text:style-name="Text_20_body"><text:soft-page-break/><text:span text:style-name="Strong_20_Emphasis">Key Findings:</text:span></text:p>
      <text:list text:style-name="L3">
        <text:list-item>
          <text:p text:style-name="P4"><text:span text:style-name="Strong_20_Emphasis">Correlation:</text:span> Bitcoin and Ethereum exhibit a high correlation (≈0.84), indicating synchronous price movements. Cardano, while not as tightly correlated, shows moderate relationships (≈0.80 with Bitcoin and ≈0.68 with Ethereum), suggesting it may still provide useful predictive signals.</text:p>
        </text:list-item>
        <text:list-item>
          <text:p text:style-name="P4"><text:span text:style-name="Strong_20_Emphasis">Volatility:</text:span> Rolling volatility analysis identifies periods of heightened market instability, reinforcing the need for dynamic risk management.</text:p>
        </text:list-item>
        <text:list-item>
          <text:p text:style-name="P4"><text:span text:style-name="Strong_20_Emphasis">Interpretation:</text:span> The strong correlation between BTC and ETH implies that Bitcoin could serve as a leading indicator, offering actionable insights for adjusting trading strategies for both Ethereum and Cardano.</text:p>
        </text:list-item>
      </text:list>
      <text:p text:style-name="Text_20_body"><text:span text:style-name="Strong_20_Emphasis">Limitations of Techniques and Tools:</text:span><text:line-break/>Despite the rigorous approach, the analysis has notable limitations:</text:p>
      <text:list text:style-name="L4">
        <text:list-item>
          <text:p text:style-name="P5">Approximately 40% of the expected 1-minute data points were missing and subsequently dropped, which might exclude low-volume trading periods and introduce bias.</text:p>
        </text:list-item>
        <text:list-item>
          <text:p text:style-name="P5">The statistical techniques used (e.g., correlation analysis and rolling window volatility) rely on assumptions such as data stationarity that may not fully capture the dynamic market conditions.</text:p>
        </text:list-item>
        <text:list-item>
          <text:p text:style-name="P5">Technical analyses, while visually compelling, are sensitive to the chosen parameters (e.g., window size for rolling volatility and moving averages), which could affect the results.</text:p>
        </text:list-item>
      </text:list>
      <text:p text:style-name="Text_20_body"><text:span text:style-name="Strong_20_Emphasis">Proposed Actions:</text:span><text:line-break/>Based on these findings, I propose the following actions:</text:p>
      <text:list text:style-name="L5">
        <text:list-item>
          <text:p text:style-name="P6"><text:span text:style-name="Strong_20_Emphasis">Monitor Bitcoin as a Leading Indicator:</text:span> Leverage the strong correlation between BTC and ETH by tracking Bitcoin’s price movements to predict shifts in Ethereum and Cardano.</text:p>
        </text:list-item>
        <text:list-item>
          <text:p text:style-name="P6"><text:span text:style-name="Strong_20_Emphasis">Expand the Analysis:</text:span> Incorporate additional cryptocurrencies to validate and generalize these findings.</text:p>
        </text:list-item>
        <text:list-item>
          <text:p text:style-name="P6"><text:span text:style-name="Strong_20_Emphasis">Advanced Predictive Modeling:</text:span> Explore machine learning techniques, such as LSTM networks, to improve the predictive accuracy of trading signals based on historical price movements.</text:p>
        </text:list-item>
      </text:list>
      <text:p text:style-name="Text_20_body"><text:span text:style-name="Strong_20_Emphasis">Expected Benefits:</text:span><text:line-break/>Implementing these actions is expected to deliver substantial benefits:</text:p>
      <text:list text:style-name="L6">
        <text:list-item>
          <text:p text:style-name="P7"><text:span text:style-name="Strong_20_Emphasis">Improved Risk Management:</text:span> By using Bitcoin’s price movements as an early signal, traders can better manage risk and adjust positions promptly.</text:p>
        </text:list-item>
        <text:list-item>
          <text:p text:style-name="P7"><text:span text:style-name="Strong_20_Emphasis">Enhanced Trading Strategies:</text:span> More accurate trading signals can potentially lead to a 5–10% increase in risk-adjusted returns.</text:p>
        </text:list-item>
        <text:list-item>
          <text:p text:style-name="P7"><text:span text:style-name="Strong_20_Emphasis">Data-Driven Decision Making:</text:span> Expanding the asset universe and integrating advanced predictive models will provide more robust, actionable insights, leading to optimized trading strategies in volatile markets.</text:p>
        </text:list-item>
      </text:list>
      <text:p text:style-name="Text_20_body"><text:span text:style-name="Strong_20_Emphasis"/></text:p>
      <text:p text:style-name="Text_20_body"><text:soft-page-break/><text:span text:style-name="Strong_20_Emphasis">Conclusion:</text:span><text:line-break/>This study provides compelling evidence of significant interrelationships among Bitcoin, Ethereum, and Cardano, with Bitcoin emerging as a potential leading indicator. Despite some limitations inherent in the data and methodologies, the insights derived are actionable and offer clear pathways for improving trading strategies and risk management. Future work should focus on expanding the scope of assets analyzed and employing advanced machine learning models to further enhance predictive capabiliti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4:47:38.252837441</meta:creation-date>
    <dc:date>2025-03-25T14:48:58.911279734</dc:date>
    <meta:editing-duration>PT1M21S</meta:editing-duration>
    <meta:editing-cycles>1</meta:editing-cycles>
    <meta:document-statistic meta:table-count="0" meta:image-count="0" meta:object-count="0" meta:page-count="3" meta:paragraph-count="28" meta:word-count="785" meta:character-count="5620" meta:non-whitespace-character-count="4888"/>
    <meta:generator>LibreOffice/24.2.7.2$Linux_X86_64 LibreOffice_project/420$Build-2</meta:generator>
  </office:meta>
</office:document-meta>
</file>